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077" calcext:value-type="float">
            <text:p>12.4077</text:p>
          </table:table-cell>
          <table:table-cell office:value-type="float" office:value="13.9845" calcext:value-type="float">
            <text:p>13.9845</text:p>
          </table:table-cell>
          <table:table-cell table:formula="of:=[.B1]*1000" office:value-type="float" office:value="12407.7" calcext:value-type="float">
            <text:p>12407.7</text:p>
          </table:table-cell>
          <table:table-cell table:formula="of:=[.C1]*1000" office:value-type="float" office:value="13984.5" calcext:value-type="float">
            <text:p>13984.5</text:p>
          </table:table-cell>
          <table:table-cell table:style-name="ce1" table:formula="of:=RANDBETWEEN([.D1];[.E1])" office:value-type="float" office:value="12498" calcext:value-type="float">
            <text:p>12498.0000</text:p>
          </table:table-cell>
          <table:table-cell/>
          <table:table-cell office:value-type="float" office:value="13937" calcext:value-type="float">
            <text:p>13937</text:p>
          </table:table-cell>
          <table:table-cell table:formula="of:=[.H1]/1000" office:value-type="float" office:value="13.937" calcext:value-type="float">
            <text:p>13.937</text:p>
          </table:table-cell>
          <table:table-cell table:formula="of:=[.I1]*60" office:value-type="float" office:value="836.22" calcext:value-type="float">
            <text:p>836.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92" calcext:value-type="float">
            <text:p>9.7992</text:p>
          </table:table-cell>
          <table:table-cell office:value-type="float" office:value="10.985" calcext:value-type="float">
            <text:p>10.985</text:p>
          </table:table-cell>
          <table:table-cell table:formula="of:=[.B2]*1000" office:value-type="float" office:value="9799.2" calcext:value-type="float">
            <text:p>9799.2</text:p>
          </table:table-cell>
          <table:table-cell table:formula="of:=[.C2]*1000" office:value-type="float" office:value="10985" calcext:value-type="float">
            <text:p>10985</text:p>
          </table:table-cell>
          <table:table-cell table:style-name="ce1" table:formula="of:=RANDBETWEEN([.D2];[.E2])" office:value-type="float" office:value="10268" calcext:value-type="float">
            <text:p>10268.0000</text:p>
          </table:table-cell>
          <table:table-cell/>
          <table:table-cell office:value-type="float" office:value="10527" calcext:value-type="float">
            <text:p>10527</text:p>
          </table:table-cell>
          <table:table-cell table:formula="of:=[.H2]/1000" office:value-type="float" office:value="10.527" calcext:value-type="float">
            <text:p>10.527</text:p>
          </table:table-cell>
          <table:table-cell table:formula="of:=[.I2]*60" office:value-type="float" office:value="631.62" calcext:value-type="float">
            <text:p>631.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3769" calcext:value-type="float">
            <text:p>15.3769</text:p>
          </table:table-cell>
          <table:table-cell office:value-type="float" office:value="15.2965" calcext:value-type="float">
            <text:p>15.2965</text:p>
          </table:table-cell>
          <table:table-cell table:formula="of:=[.B3]*1000" office:value-type="float" office:value="15376.9" calcext:value-type="float">
            <text:p>15376.9</text:p>
          </table:table-cell>
          <table:table-cell table:formula="of:=[.C3]*1000" office:value-type="float" office:value="15296.5" calcext:value-type="float">
            <text:p>15296.5</text:p>
          </table:table-cell>
          <table:table-cell table:style-name="ce1" table:formula="of:=RANDBETWEEN([.E3];[.D3])" office:value-type="float" office:value="15299" calcext:value-type="float">
            <text:p>15299.0000</text:p>
          </table:table-cell>
          <table:table-cell/>
          <table:table-cell office:value-type="float" office:value="15336" calcext:value-type="float">
            <text:p>15336</text:p>
          </table:table-cell>
          <table:table-cell table:formula="of:=[.H3]/1000" office:value-type="float" office:value="15.336" calcext:value-type="float">
            <text:p>15.336</text:p>
          </table:table-cell>
          <table:table-cell table:formula="of:=[.I3]*60" office:value-type="float" office:value="920.16" calcext:value-type="float">
            <text:p>920.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.1367" calcext:value-type="float">
            <text:p>9.1367</text:p>
          </table:table-cell>
          <table:table-cell table:formula="of:=[.B4]*1000" office:value-type="float" office:value="9136.7" calcext:value-type="float">
            <text:p>9136.7</text:p>
          </table:table-cell>
          <table:table-cell table:formula="of:=[.C4]*1000" office:value-type="float" office:value="9136.7" calcext:value-type="float">
            <text:p>9136.7</text:p>
          </table:table-cell>
          <table:table-cell table:style-name="ce1" table:formula="of:=RANDBETWEEN([.D4];[.E4])" office:value-type="float" office:value="9137" calcext:value-type="float">
            <text:p>9137.0000</text:p>
          </table:table-cell>
          <table:table-cell/>
          <table:table-cell office:value-type="float" office:value="9137" calcext:value-type="float">
            <text:p>9137</text:p>
          </table:table-cell>
          <table:table-cell table:formula="of:=[.H4]/1000" office:value-type="float" office:value="9.137" calcext:value-type="float">
            <text:p>9.137</text:p>
          </table:table-cell>
          <table:table-cell table:formula="of:=[.I4]*60" office:value-type="float" office:value="548.22" calcext:value-type="float">
            <text:p>548.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3489" calcext:value-type="float">
            <text:p>10.3489</text:p>
          </table:table-cell>
          <table:table-cell office:value-type="float" office:value="11.2967" calcext:value-type="float">
            <text:p>11.2967</text:p>
          </table:table-cell>
          <table:table-cell table:formula="of:=[.B5]*1000" office:value-type="float" office:value="10348.9" calcext:value-type="float">
            <text:p>10348.9</text:p>
          </table:table-cell>
          <table:table-cell table:formula="of:=[.C5]*1000" office:value-type="float" office:value="11296.7" calcext:value-type="float">
            <text:p>11296.7</text:p>
          </table:table-cell>
          <table:table-cell table:style-name="ce1" table:formula="of:=RANDBETWEEN([.D5];[.E5])" office:value-type="float" office:value="10696" calcext:value-type="float">
            <text:p>10696.0000</text:p>
          </table:table-cell>
          <table:table-cell/>
          <table:table-cell office:value-type="float" office:value="10407" calcext:value-type="float">
            <text:p>10407</text:p>
          </table:table-cell>
          <table:table-cell table:formula="of:=[.H5]/1000" office:value-type="float" office:value="10.407" calcext:value-type="float">
            <text:p>10.407</text:p>
          </table:table-cell>
          <table:table-cell table:formula="of:=[.I5]*60" office:value-type="float" office:value="624.42" calcext:value-type="float">
            <text:p>624.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5555" calcext:value-type="float">
            <text:p>16.5555</text:p>
          </table:table-cell>
          <table:table-cell office:value-type="float" office:value="10.0969" calcext:value-type="float">
            <text:p>10.0969</text:p>
          </table:table-cell>
          <table:table-cell table:formula="of:=[.B6]*1000" office:value-type="float" office:value="16555.5" calcext:value-type="float">
            <text:p>16555.5</text:p>
          </table:table-cell>
          <table:table-cell table:formula="of:=[.C6]*1000" office:value-type="float" office:value="10096.9" calcext:value-type="float">
            <text:p>10096.9</text:p>
          </table:table-cell>
          <table:table-cell table:style-name="ce1" table:formula="of:=RANDBETWEEN([.E6];[.D6])" office:value-type="float" office:value="16170" calcext:value-type="float">
            <text:p>16170.0000</text:p>
          </table:table-cell>
          <table:table-cell/>
          <table:table-cell office:value-type="float" office:value="13498" calcext:value-type="float">
            <text:p>13498</text:p>
          </table:table-cell>
          <table:table-cell table:formula="of:=[.H6]/1000" office:value-type="float" office:value="13.498" calcext:value-type="float">
            <text:p>13.498</text:p>
          </table:table-cell>
          <table:table-cell table:formula="of:=[.I6]*60" office:value-type="float" office:value="809.88" calcext:value-type="float">
            <text:p>809.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8927" calcext:value-type="float">
            <text:p>10.8927</text:p>
          </table:table-cell>
          <table:table-cell office:value-type="float" office:value="13.2664" calcext:value-type="float">
            <text:p>13.2664</text:p>
          </table:table-cell>
          <table:table-cell table:formula="of:=[.B7]*1000" office:value-type="float" office:value="10892.7" calcext:value-type="float">
            <text:p>10892.7</text:p>
          </table:table-cell>
          <table:table-cell table:formula="of:=[.C7]*1000" office:value-type="float" office:value="13266.4" calcext:value-type="float">
            <text:p>13266.4</text:p>
          </table:table-cell>
          <table:table-cell table:style-name="ce1" table:formula="of:=RANDBETWEEN([.D7];[.E7])" office:value-type="float" office:value="12137" calcext:value-type="float">
            <text:p>12137.0000</text:p>
          </table:table-cell>
          <table:table-cell/>
          <table:table-cell office:value-type="float" office:value="10991" calcext:value-type="float">
            <text:p>10991</text:p>
          </table:table-cell>
          <table:table-cell table:formula="of:=[.H7]/1000" office:value-type="float" office:value="10.991" calcext:value-type="float">
            <text:p>10.991</text:p>
          </table:table-cell>
          <table:table-cell table:formula="of:=[.I7]*60" office:value-type="float" office:value="659.46" calcext:value-type="float">
            <text:p>659.4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7315" calcext:value-type="float">
            <text:p>11.7315</text:p>
          </table:table-cell>
          <table:table-cell office:value-type="float" office:value="14.4539" calcext:value-type="float">
            <text:p>14.4539</text:p>
          </table:table-cell>
          <table:table-cell table:formula="of:=[.B8]*1000" office:value-type="float" office:value="11731.5" calcext:value-type="float">
            <text:p>11731.5</text:p>
          </table:table-cell>
          <table:table-cell table:formula="of:=[.C8]*1000" office:value-type="float" office:value="14453.9" calcext:value-type="float">
            <text:p>14453.9</text:p>
          </table:table-cell>
          <table:table-cell table:style-name="ce1" table:formula="of:=RANDBETWEEN([.D8];[.E8])" office:value-type="float" office:value="14389" calcext:value-type="float">
            <text:p>14389.0000</text:p>
          </table:table-cell>
          <table:table-cell/>
          <table:table-cell office:value-type="float" office:value="13650" calcext:value-type="float">
            <text:p>13650</text:p>
          </table:table-cell>
          <table:table-cell table:formula="of:=[.H8]/1000" office:value-type="float" office:value="13.65" calcext:value-type="float">
            <text:p>13.65</text:p>
          </table:table-cell>
          <table:table-cell table:formula="of:=[.I8]*60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4124" calcext:value-type="float">
            <text:p>13.4124</text:p>
          </table:table-cell>
          <table:table-cell office:value-type="float" office:value="15.8596" calcext:value-type="float">
            <text:p>15.8596</text:p>
          </table:table-cell>
          <table:table-cell table:formula="of:=[.B9]*1000" office:value-type="float" office:value="13412.4" calcext:value-type="float">
            <text:p>13412.4</text:p>
          </table:table-cell>
          <table:table-cell table:formula="of:=[.C9]*1000" office:value-type="float" office:value="15859.6" calcext:value-type="float">
            <text:p>15859.6</text:p>
          </table:table-cell>
          <table:table-cell table:style-name="ce1" table:formula="of:=RANDBETWEEN([.D9];[.E9])" office:value-type="float" office:value="15351" calcext:value-type="float">
            <text:p>15351.0000</text:p>
          </table:table-cell>
          <table:table-cell/>
          <table:table-cell office:value-type="float" office:value="13524" calcext:value-type="float">
            <text:p>13524</text:p>
          </table:table-cell>
          <table:table-cell table:formula="of:=[.H9]/1000" office:value-type="float" office:value="13.524" calcext:value-type="float">
            <text:p>13.524</text:p>
          </table:table-cell>
          <table:table-cell table:formula="of:=[.I9]*60" office:value-type="float" office:value="811.44" calcext:value-type="float">
            <text:p>811.4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102" calcext:value-type="float">
            <text:p>13.102</text:p>
          </table:table-cell>
          <table:table-cell office:value-type="float" office:value="15.5492" calcext:value-type="float">
            <text:p>15.5492</text:p>
          </table:table-cell>
          <table:table-cell table:formula="of:=[.B10]*1000" office:value-type="float" office:value="13102" calcext:value-type="float">
            <text:p>13102</text:p>
          </table:table-cell>
          <table:table-cell table:formula="of:=[.C10]*1000" office:value-type="float" office:value="15549.2" calcext:value-type="float">
            <text:p>15549.2</text:p>
          </table:table-cell>
          <table:table-cell table:style-name="ce1" table:formula="of:=RANDBETWEEN([.D10];[.E10])" office:value-type="float" office:value="13911" calcext:value-type="float">
            <text:p>13911.0000</text:p>
          </table:table-cell>
          <table:table-cell/>
          <table:table-cell office:value-type="float" office:value="13719" calcext:value-type="float">
            <text:p>13719</text:p>
          </table:table-cell>
          <table:table-cell table:formula="of:=[.H10]/1000" office:value-type="float" office:value="13.719" calcext:value-type="float">
            <text:p>13.719</text:p>
          </table:table-cell>
          <table:table-cell table:formula="of:=[.I10]*60" office:value-type="float" office:value="823.14" calcext:value-type="float">
            <text:p>823.14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.4756" calcext:value-type="float">
            <text:p>4.4756</text:p>
          </table:table-cell>
          <table:table-cell office:value-type="float" office:value="4.9262" calcext:value-type="float">
            <text:p>4.92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36.22" calcext:value-type="float">
            <text:p>836.22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.7492" calcext:value-type="float">
            <text:p>4.7492</text:p>
          </table:table-cell>
          <table:table-cell office:value-type="float" office:value="0.3366" calcext:value-type="float">
            <text:p>0.33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31.62" calcext:value-type="float">
            <text:p>631.62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.5404" calcext:value-type="float">
            <text:p>9.5404</text:p>
          </table:table-cell>
          <table:table-cell office:value-type="float" office:value="9.585" calcext:value-type="float">
            <text:p>9.5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20.16" calcext:value-type="float">
            <text:p>920.16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.5392" calcext:value-type="float">
            <text:p>1.5392</text:p>
          </table:table-cell>
          <table:table-cell office:value-type="float" office:value="2.6108" calcext:value-type="float">
            <text:p>2.61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48.22" calcext:value-type="float">
            <text:p>548.22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.2258" calcext:value-type="float">
            <text:p>6.2258</text:p>
          </table:table-cell>
          <table:table-cell office:value-type="float" office:value="1.6687" calcext:value-type="float">
            <text:p>1.66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24.42" calcext:value-type="float">
            <text:p>624.42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8402" calcext:value-type="float">
            <text:p>0.8402</text:p>
          </table:table-cell>
          <table:table-cell office:value-type="float" office:value="5.8984" calcext:value-type="float">
            <text:p>5.89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09.88" calcext:value-type="float">
            <text:p>809.88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9.613" calcext:value-type="float">
            <text:p>9.613</text:p>
          </table:table-cell>
          <table:table-cell office:value-type="float" office:value="2.0932" calcext:value-type="float">
            <text:p>2.09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9.46" calcext:value-type="float">
            <text:p>659.46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7.7813" calcext:value-type="float">
            <text:p>7.7813</text:p>
          </table:table-cell>
          <table:table-cell office:value-type="float" office:value="4.9682" calcext:value-type="float">
            <text:p>4.96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9" calcext:value-type="float">
            <text:p>819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7.9242" calcext:value-type="float">
            <text:p>7.9242</text:p>
          </table:table-cell>
          <table:table-cell office:value-type="float" office:value="9.4493" calcext:value-type="float">
            <text:p>9.44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1.44" calcext:value-type="float">
            <text:p>811.44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8.2812" calcext:value-type="float">
            <text:p>8.2812</text:p>
          </table:table-cell>
          <table:table-cell office:value-type="float" office:value="8.9746" calcext:value-type="float">
            <text:p>8.97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3.14" calcext:value-type="float">
            <text:p>823.14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4.7372" calcext:value-type="float">
            <text:p>4.7372</text:p>
          </table:table-cell>
          <table:table-cell office:value-type="float" office:value="5.806" calcext:value-type="float">
            <text:p>5.80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36.22" calcext:value-type="float">
            <text:p>836.22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.1406" calcext:value-type="float">
            <text:p>6.1406</text:p>
          </table:table-cell>
          <table:table-cell office:value-type="float" office:value="0.2657" calcext:value-type="float">
            <text:p>0.265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31.62" calcext:value-type="float">
            <text:p>631.62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8.7224" calcext:value-type="float">
            <text:p>8.7224</text:p>
          </table:table-cell>
          <table:table-cell office:value-type="float" office:value="9.6852" calcext:value-type="float">
            <text:p>9.685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920.16" calcext:value-type="float">
            <text:p>920.16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.6841" calcext:value-type="float">
            <text:p>1.6841</text:p>
          </table:table-cell>
          <table:table-cell office:value-type="float" office:value="3.1846" calcext:value-type="float">
            <text:p>3.184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48.22" calcext:value-type="float">
            <text:p>548.22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7.3679" calcext:value-type="float">
            <text:p>7.3679</text:p>
          </table:table-cell>
          <table:table-cell office:value-type="float" office:value="2.4439" calcext:value-type="float">
            <text:p>2.4439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24.42" calcext:value-type="float">
            <text:p>624.42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459" calcext:value-type="float">
            <text:p>2.459</text:p>
          </table:table-cell>
          <table:table-cell office:value-type="float" office:value="5.4192" calcext:value-type="float">
            <text:p>5.419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09.88" calcext:value-type="float">
            <text:p>809.88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8.8594" calcext:value-type="float">
            <text:p>8.8594</text:p>
          </table:table-cell>
          <table:table-cell office:value-type="float" office:value="2.1813" calcext:value-type="float">
            <text:p>2.181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59.46" calcext:value-type="float">
            <text:p>659.46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8.6594" calcext:value-type="float">
            <text:p>8.6594</text:p>
          </table:table-cell>
          <table:table-cell office:value-type="float" office:value="4.4715" calcext:value-type="float">
            <text:p>4.471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19" calcext:value-type="float">
            <text:p>819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7.6285" calcext:value-type="float">
            <text:p>7.6285</text:p>
          </table:table-cell>
          <table:table-cell office:value-type="float" office:value="9.2744" calcext:value-type="float">
            <text:p>9.274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11.44" calcext:value-type="float">
            <text:p>811.44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8.415" calcext:value-type="float">
            <text:p>8.415</text:p>
          </table:table-cell>
          <table:table-cell office:value-type="float" office:value="9.599" calcext:value-type="float">
            <text:p>9.599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23.14" calcext:value-type="float">
            <text:p>823.14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4.6119" calcext:value-type="float">
            <text:p>4.6119</text:p>
          </table:table-cell>
          <table:table-cell office:value-type="float" office:value="2.8906" calcext:value-type="float">
            <text:p>2.890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0.6421" calcext:value-type="float">
            <text:p>0.6421</text:p>
          </table:table-cell>
          <table:table-cell office:value-type="float" office:value="7.1689" calcext:value-type="float">
            <text:p>7.168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9.7797" calcext:value-type="float">
            <text:p>9.7797</text:p>
          </table:table-cell>
          <table:table-cell office:value-type="float" office:value="0.7568" calcext:value-type="float">
            <text:p>0.756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5.789" calcext:value-type="float">
            <text:p>5.789</text:p>
          </table:table-cell>
          <table:table-cell office:value-type="float" office:value="6.0055" calcext:value-type="float">
            <text:p>6.005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2.4255" calcext:value-type="float">
            <text:p>2.4255</text:p>
          </table:table-cell>
          <table:table-cell office:value-type="float" office:value="6.6293" calcext:value-type="float">
            <text:p>6.629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904" calcext:value-type="float">
            <text:p>1.904</text:p>
          </table:table-cell>
          <table:table-cell office:value-type="float" office:value="2.0385" calcext:value-type="float">
            <text:p>2.038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7.0068" calcext:value-type="float">
            <text:p>7.0068</text:p>
          </table:table-cell>
          <table:table-cell office:value-type="float" office:value="6.6466" calcext:value-type="float">
            <text:p>6.646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9.1345" calcext:value-type="float">
            <text:p>9.1345</text:p>
          </table:table-cell>
          <table:table-cell office:value-type="float" office:value="1.4039" calcext:value-type="float">
            <text:p>1.403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0.3785" calcext:value-type="float">
            <text:p>0.3785</text:p>
          </table:table-cell>
          <table:table-cell office:value-type="float" office:value="9.0603" calcext:value-type="float">
            <text:p>9.060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9.8596" calcext:value-type="float">
            <text:p>9.8596</text:p>
          </table:table-cell>
          <table:table-cell office:value-type="float" office:value="8.7935" calcext:value-type="float">
            <text:p>8.793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5.3878" calcext:value-type="float">
            <text:p>5.3878</text:p>
          </table:table-cell>
          <table:table-cell office:value-type="float" office:value="2.9903" calcext:value-type="float">
            <text:p>2.990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.6925" calcext:value-type="float">
            <text:p>1.6925</text:p>
          </table:table-cell>
          <table:table-cell office:value-type="float" office:value="7.4157" calcext:value-type="float">
            <text:p>7.4157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.4814" calcext:value-type="float">
            <text:p>6.4814</text:p>
          </table:table-cell>
          <table:table-cell office:value-type="float" office:value="1.3184" calcext:value-type="float">
            <text:p>1.3184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4.95" calcext:value-type="float">
            <text:p>4.95</text:p>
          </table:table-cell>
          <table:table-cell office:value-type="float" office:value="7.0803" calcext:value-type="float">
            <text:p>7.080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2.0752" calcext:value-type="float">
            <text:p>2.0752</text:p>
          </table:table-cell>
          <table:table-cell office:value-type="float" office:value="3.3895" calcext:value-type="float">
            <text:p>3.3895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3.8558" calcext:value-type="float">
            <text:p>3.8558</text:p>
          </table:table-cell>
          <table:table-cell office:value-type="float" office:value="3.546" calcext:value-type="float">
            <text:p>3.546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7.9846" calcext:value-type="float">
            <text:p>7.9846</text:p>
          </table:table-cell>
          <table:table-cell office:value-type="float" office:value="9.5142" calcext:value-type="float">
            <text:p>9.5142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7.6005" calcext:value-type="float">
            <text:p>7.6005</text:p>
          </table:table-cell>
          <table:table-cell office:value-type="float" office:value="6.2611" calcext:value-type="float">
            <text:p>6.2611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4.777" calcext:value-type="float">
            <text:p>4.777</text:p>
          </table:table-cell>
          <table:table-cell office:value-type="float" office:value="9.3126" calcext:value-type="float">
            <text:p>9.3126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0.0188" calcext:value-type="float">
            <text:p>0.0188</text:p>
          </table:table-cell>
          <table:table-cell office:value-type="float" office:value="4.1706" calcext:value-type="float">
            <text:p>4.1706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2.2312" calcext:value-type="float">
            <text:p>2.2312</text:p>
          </table:table-cell>
          <table:table-cell office:value-type="float" office:value="2.168" calcext:value-type="float">
            <text:p>2.16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0.4061" calcext:value-type="float">
            <text:p>0.4061</text:p>
          </table:table-cell>
          <table:table-cell office:value-type="float" office:value="5.3285" calcext:value-type="float">
            <text:p>5.328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4.122" calcext:value-type="float">
            <text:p>4.122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4.3972" calcext:value-type="float">
            <text:p>4.3972</text:p>
          </table:table-cell>
          <table:table-cell office:value-type="float" office:value="5.0458" calcext:value-type="float">
            <text:p>5.045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.8974" calcext:value-type="float">
            <text:p>1.8974</text:p>
          </table:table-cell>
          <table:table-cell office:value-type="float" office:value="3.6078" calcext:value-type="float">
            <text:p>3.607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2.2667" calcext:value-type="float">
            <text:p>2.2667</text:p>
          </table:table-cell>
          <table:table-cell office:value-type="float" office:value="4.5007" calcext:value-type="float">
            <text:p>4.500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4.5252" calcext:value-type="float">
            <text:p>4.5252</text:p>
          </table:table-cell>
          <table:table-cell office:value-type="float" office:value="0.3055" calcext:value-type="float">
            <text:p>0.305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5.6937" calcext:value-type="float">
            <text:p>5.6937</text:p>
          </table:table-cell>
          <table:table-cell office:value-type="float" office:value="4.7379" calcext:value-type="float">
            <text:p>4.737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6.5393" calcext:value-type="float">
            <text:p>6.5393</text:p>
          </table:table-cell>
          <table:table-cell office:value-type="float" office:value="8.7412" calcext:value-type="float">
            <text:p>8.741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5:24:54.663812029</meta:creation-date>
    <dc:date>2020-09-29T16:02:25.380463006</dc:date>
    <meta:editing-duration>PT27M20S</meta:editing-duration>
    <meta:editing-cycles>1</meta:editing-cycles>
    <meta:document-statistic meta:table-count="1" meta:cell-count="384" meta:object-count="0"/>
    <meta:generator>LibreOffice/6.4.5.2$Linux_X86_64 LibreOffice_project/40$Build-2</meta:generator>
  </office:meta>
</office:document-meta>
</file>